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L5Qh3r3Cx6hzAG958SQAogXg1svl7o4IvBR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09:54:44.622829032</meta:creation-date>
    <dc:date>2025-05-27T09:55:02.412532304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